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6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1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2" table:number-columns-spanned="1" table:number-rows-spanned="2"/>
          <table:table-cell table:style-name="ce22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1100" calcext:value-type="float">
            <text:p>135611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7995700" calcext:value-type="float">
            <text:p>47995700</text:p>
          </table:table-cell>
          <table:covered-table-cell/>
          <table:covered-table-cell table:style-name="ce22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14" table:number-columns-spanned="1" table:number-rows-spanned="4"/>
          <table:table-cell table:style-name="ce22" office:value-type="string" calcext:value-type="string" table:number-columns-spanned="2" table:number-rows-spanned="4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500" calcext:value-type="float">
            <text:p>135615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6000" calcext:value-type="float">
            <text:p>34436000</text:p>
          </table:table-cell>
          <table:table-cell/>
          <table:covered-table-cell/>
          <table:covered-table-cell table:style-name="ce16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25T02:27:59.349000000</dc:date>
    <meta:editing-duration>PT5H43M59S</meta:editing-duration>
    <meta:editing-cycles>12</meta:editing-cycles>
    <meta:generator>LibreOffice/7.4.2.3$Windows_X86_64 LibreOffice_project/382eef1f22670f7f4118c8c2dd222ec7ad009daf</meta:generator>
    <meta:document-statistic meta:table-count="1" meta:cell-count="22" meta:object-count="2"/>
  </office:meta>
</office:document-meta>
</file>